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67cm"/>
    </style:style>
    <style:style style:name="co2" style:family="table-column">
      <style:table-column-properties fo:break-before="auto" style:column-width="8.601cm"/>
    </style:style>
    <style:style style:name="co3" style:family="table-column">
      <style:table-column-properties fo:break-before="auto" style:column-width="8.74cm"/>
    </style:style>
    <style:style style:name="co4" style:family="table-column">
      <style:table-column-properties fo:break-before="auto" style:column-width="13.653cm"/>
    </style:style>
    <style:style style:name="co5" style:family="table-column">
      <style:table-column-properties fo:break-before="auto" style:column-width="10.351cm"/>
    </style:style>
    <style:style style:name="co6" style:family="table-column">
      <style:table-column-properties fo:break-before="auto" style:column-width="12.626cm"/>
    </style:style>
    <style:style style:name="co7" style:family="table-column">
      <style:table-column-properties fo:break-before="auto" style:column-width="2.482cm"/>
    </style:style>
    <style:style style:name="co8" style:family="table-column">
      <style:table-column-properties fo:break-before="auto" style:column-width="2.63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mbria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2" style:family="table-cell" style:parent-style-name="Default">
      <style:text-properties fo:font-size="13pt" fo:font-style="italic" style:font-size-asian="13pt" style:font-style-asian="italic" style:font-size-complex="13pt" style:font-style-complex="italic"/>
    </style:style>
    <style:style style:name="ce3" style:family="table-cell" style:parent-style-name="Excel_20_Built-in_20_Normal">
      <style:text-properties fo:font-size="13pt" fo:font-style="italic" style:font-size-asian="13pt" style:font-style-asian="italic" style:font-size-complex="13pt" style:font-style-complex="italic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3pt" fo:font-style="italic" fo:text-shadow="none" style:text-underline-style="none" fo:font-weight="normal" style:font-size-asian="13pt" style:font-style-asian="italic" style:font-weight-asian="normal" style:font-name-complex="Calibri" style:font-size-complex="13pt" style:font-style-complex="italic" style:font-weight-complex="normal"/>
    </style:style>
    <style:style style:name="ce5" style:family="table-cell" style:parent-style-name="Excel_20_Built-in_20_Normal" style:data-style-name="N8000">
      <style:text-properties fo:color="#000000" style:text-outline="false" style:text-line-through-style="none" style:font-name="Calibri" fo:font-size="13pt" fo:font-style="italic" fo:text-shadow="none" style:text-underline-style="none" fo:font-weight="normal" style:font-size-asian="13pt" style:font-style-asian="italic" style:font-weight-asian="normal" style:font-name-complex="Calibri" style:font-size-complex="13pt" style:font-style-complex="italic" style:font-weight-complex="normal"/>
    </style:style>
    <style:style style:name="ce6" style:family="table-cell" style:parent-style-name="Excel_20_Built-in_20_Normal" style:data-style-name="N8000">
      <style:text-properties fo:color="#000000" style:text-outline="false" style:text-line-through-style="none" style:font-name="Arial1" fo:font-size="13pt" fo:font-style="italic" fo:text-shadow="none" style:text-underline-style="none" fo:font-weight="normal" style:font-size-asian="13pt" style:font-style-asian="italic" style:font-weight-asian="normal" style:font-name-complex="Arial1" style:font-size-complex="13pt" style:font-style-complex="italic" style:font-weight-complex="normal"/>
    </style:style>
    <style:style style:name="ce7" style:family="table-cell" style:parent-style-name="Excel_20_Built-in_20_Normal">
      <style:text-properties fo:color="#000000" style:text-outline="false" style:text-line-through-style="none" style:font-name="Calibri" fo:font-size="13pt" fo:font-style="italic" fo:text-shadow="none" style:text-underline-style="none" fo:font-weight="bold" style:font-size-asian="13pt" style:font-style-asian="italic" style:font-weight-asian="bold" style:font-name-complex="Calibri" style:font-size-complex="13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0" table:default-cell-style-name="ce3"/>
        <table:table-column table:style-name="co8" table:number-columns-repeated="998" table:default-cell-style-name="ce3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>
            <text:p>accessibilité</text:p>
          </table:table-cell>
          <table:table-cell table:style-name="ce2" office:value-type="string">
            <text:p>&lt;html lang : defaut&gt;</text:p>
          </table:table-cell>
          <table:table-cell table:style-name="ce2" office:value-type="string">
            <text:p>il n'y a pas de langues par défaut</text:p>
          </table:table-cell>
          <table:table-cell table:style-name="ce2" office:value-type="string">
            <text:p>Utiliser la langue de la position géographique</text:p>
          </table:table-cell>
          <table:table-cell table:style-name="ce2" office:value-type="string">
            <text:p>&lt;html lang : fr&gt;</text:p>
          </table:table-cell>
          <table:table-cell table:style-name="ce2" office:value-type="string">
            <text:p>https://developer.mozilla.org/fr/docs/Web/HTML/Element/html#Accessibilit%C3%A9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>
            <text:p>SEO</text:p>
          </table:table-cell>
          <table:table-cell table:style-name="ce2" office:value-type="string">
            <text:p>balise &lt;meta name : keywords &gt;</text:p>
          </table:table-cell>
          <table:table-cell table:style-name="ce2" office:value-type="string">
            <text:p>cette balise est obsolète et n'est pas lu par Google</text:p>
          </table:table-cell>
          <table:table-cell table:style-name="ce2" office:value-type="string">
            <text:p>ne pas utiliser cette balise</text:p>
          </table:table-cell>
          <table:table-cell table:style-name="ce2" office:value-type="string">
            <text:p>retirer la balise</text:p>
          </table:table-cell>
          <table:table-cell table:style-name="ce2" office:value-type="string">
            <text:p>https://www.definitions-seo.com/definition-de-balise-meta-keywords/</text:p>
          </table:table-cell>
          <table:table-cell table:style-name="ce2" table:number-columns-repeated="1018"/>
        </table:table-row>
        <table:table-row table:style-name="ro2">
          <table:table-cell office:value-type="string">
            <text:p>SEO</text:p>
          </table:table-cell>
          <table:table-cell office:value-type="string">
            <text:p>pas de titre dans le head</text:p>
          </table:table-cell>
          <table:table-cell office:value-type="string">
            <text:p>aucun nom dans les onglets de navigations</text:p>
          </table:table-cell>
          <table:table-cell office:value-type="string">
            <text:p>Nommer la page web</text:p>
          </table:table-cell>
          <table:table-cell table:style-name="ce5" office:value-type="string">
            <text:p>ajouter un titre dans le head</text:p>
          </table:table-cell>
          <table:table-cell office:value-type="string">
            <text:p>https://www.thomascubel.com/balise-title-seo/</text:p>
          </table:table-cell>
          <table:table-cell table:number-columns-repeated="1018"/>
        </table:table-row>
        <table:table-row table:style-name="ro2">
          <table:table-cell office:value-type="string">
            <text:p>SEO</text:p>
          </table:table-cell>
          <table:table-cell office:value-type="string">
            <text:p>utilisation de black hat (header et le footer)</text:p>
          </table:table-cell>
          <table:table-cell office:value-type="string">
            <text:p>mots-clefs dissimulés autour de l'icone police 1px et blanc sur blanc dans le footer</text:p>
          </table:table-cell>
          <table:table-cell office:value-type="string">
            <text:p>NE PAS UTILISER LE BLACK HAT</text:p>
          </table:table-cell>
          <table:table-cell table:style-name="ce5" office:value-type="string">
            <text:p>supprimer les &lt;div  class : keywords&gt;</text:p>
          </table:table-cell>
          <table:table-cell office:value-type="string">
            <text:p>https://www.redacteur.com/blog/seo-techniques-black-hat/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O / Accessibilité</text:p>
          </table:table-cell>
          <table:table-cell table:style-name="ce2" office:value-type="string">
            <text:p>texte mal inséré</text:p>
          </table:table-cell>
          <table:table-cell office:value-type="string">
            <text:p>texte dans une balise &lt;img&gt;</text:p>
          </table:table-cell>
          <table:table-cell office:value-type="string">
            <text:p>ne pas mettre de texte dans une image</text:p>
          </table:table-cell>
          <table:table-cell table:style-name="ce5" office:value-type="string">
            <text:p>utilisé une balise &lt;p&gt; pour mettre en forme le txt</text:p>
          </table:table-cell>
          <table:table-cell table:number-columns-repeated="1019"/>
        </table:table-row>
        <table:table-row table:style-name="ro2">
          <table:table-cell office:value-type="string">
            <text:p>SEO </text:p>
          </table:table-cell>
          <table:table-cell office:value-type="string">
            <text:p>Alt et mots-clefs non adaptés</text:p>
          </table:table-cell>
          <table:table-cell office:value-type="string">
            <text:p>webdesign paris ??? entreprise basée a Lyon</text:p>
          </table:table-cell>
          <table:table-cell office:value-type="string">
            <text:p>recherches les bons mots-clefs pour constituer correctement le ALT</text:p>
          </table:table-cell>
          <table:table-cell table:style-name="ce6" office:value-type="string">
            <text:p>utilisés les bons mots-clefs et une descriptions lisibles pour les moteurs de recherches</text:p>
          </table:table-cell>
          <table:table-cell office:value-type="string">
            <text:p>https://smartkeyword.io/seo-on-page-images-attribut-alt/</text:p>
          </table:table-cell>
          <table:table-cell table:number-columns-repeated="1018"/>
        </table:table-row>
        <table:table-row table:style-name="ro2">
          <table:table-cell office:value-type="string">
            <text:p>SEO </text:p>
          </table:table-cell>
          <table:table-cell office:value-type="string">
            <text:p>image au mauvais format</text:p>
          </table:table-cell>
          <table:table-cell office:value-type="string">
            <text:p>image de présentation au format .bmp</text:p>
          </table:table-cell>
          <table:table-cell office:value-type="string">
            <text:p>mettre les images au format jpeg ou png</text:p>
          </table:table-cell>
          <table:table-cell table:style-name="ce5" office:value-type="string">
            <text:p>modifier les images qui sont au mauvais format</text:p>
          </table:table-cell>
          <table:table-cell office:value-type="string">
            <text:p>https://www.ukonline.be/programmation/html/tutoriel/chapitre3/page1.php</text:p>
          </table:table-cell>
          <table:table-cell table:number-columns-repeated="1018"/>
        </table:table-row>
        <table:table-row table:style-name="ro2">
          <table:table-cell office:value-type="string">
            <text:p>SEO</text:p>
          </table:table-cell>
          <table:table-cell office:value-type="string">
            <text:p>images trop volumineuses</text:p>
          </table:table-cell>
          <table:table-cell office:value-type="string">
            <text:p>image de présentation 6.2MB</text:p>
          </table:table-cell>
          <table:table-cell office:value-type="string">
            <text:p>utiliser une taille d'image adaptée</text:p>
          </table:table-cell>
          <table:table-cell table:style-name="ce5" office:value-type="string">
            <text:p>réduire la taille des images trop volumineuse</text:p>
          </table:table-cell>
          <table:table-cell office:value-type="string">
            <text:p>https://www.oscar-referencement.com/astuces-optimiser-images-referencement-naturel/</text:p>
          </table:table-cell>
          <table:table-cell table:number-columns-repeated="1018"/>
        </table:table-row>
        <table:table-row table:style-name="ro2" table:number-rows-repeated="2">
          <table:table-cell table:style-name="ce2" table:number-columns-repeated="1024"/>
        </table:table-row>
        <table:table-row table:style-name="ro2">
          <table:table-cell office:value-type="string">
            <text:p>SEO</text:p>
          </table:table-cell>
          <table:table-cell table:style-name="ce2" office:value-type="string">
            <text:p>lien réseaux sociaux vides</text:p>
          </table:table-cell>
          <table:table-cell table:style-name="ce2" office:value-type="string">
            <text:p>lorsque l'on clique sur une icône elle ne mene a rien</text:p>
          </table:table-cell>
          <table:table-cell table:style-name="ce2" office:value-type="string">
            <text:p>rendre l’icône cliquable vers les bons sites</text:p>
          </table:table-cell>
          <table:table-cell table:style-name="ce2" office:value-type="string">
            <text:p>modifier l'ancre et ajouter L’URL des réseaux sociaux</text:p>
          </table:table-cell>
          <table:table-cell table:style-name="ce2" office:value-type="string">
            <text:p>https://www.twaino.com/blog/marketing/boutons-reseaux-sociaux/</text:p>
          </table:table-cell>
          <table:table-cell table:style-name="ce2" table:number-columns-repeated="1018"/>
        </table:table-row>
        <table:table-row table:style-name="ro2">
          <table:table-cell office:value-type="string">
            <text:p>SEO </text:p>
          </table:table-cell>
          <table:table-cell office:value-type="string">
            <text:p>aucunes balises sémantiques </text:p>
          </table:table-cell>
          <table:table-cell office:value-type="string">
            <text:p>le code source ne contient que des &lt;div&gt;</text:p>
          </table:table-cell>
          <table:table-cell office:value-type="string">
            <text:p>structurer le code a l'aide des bonnes balises sémantiques</text:p>
          </table:table-cell>
          <table:table-cell table:style-name="ce6" office:value-type="string">
            <text:p>remplacer les div par les balises sémantiques </text:p>
          </table:table-cell>
          <table:table-cell office:value-type="string">
            <text:p>https://oseox.fr/referencement/balisage-semantique.html</text:p>
          </table:table-cell>
          <table:table-cell table:number-columns-repeated="1018"/>
        </table:table-row>
        <table:table-row table:style-name="ro2">
          <table:table-cell office:value-type="string">
            <text:p>SEO</text:p>
          </table:table-cell>
          <table:table-cell table:style-name="ce2" office:value-type="string">
            <text:p>liens morts dans le footer</text:p>
          </table:table-cell>
          <table:table-cell table:style-name="ce2" office:value-type="string">
            <text:p>les liens partenaires sont des liens morts</text:p>
          </table:table-cell>
          <table:table-cell table:style-name="ce2" office:value-type="string">
            <text:p>ne pas insérer de liens morts</text:p>
          </table:table-cell>
          <table:table-cell table:style-name="ce2" office:value-type="string">
            <text:p>supprimer les liens morts</text:p>
          </table:table-cell>
          <table:table-cell table:style-name="ce2" office:value-type="string">
            <text:p>https://www.redacteur.com/blog/seo-reparer-liens-brises/#:~:text=%C3%89galement%20connus%20sous%20le%20nom,ou%20un%20message%20d'erreur.</text:p>
          </table:table-cell>
          <table:table-cell table:style-name="ce2" table:number-columns-repeated="1018"/>
        </table:table-row>
        <table:table-row table:style-name="ro2">
          <table:table-cell office:value-type="string">
            <text:p>accessibilité</text:p>
          </table:table-cell>
          <table:table-cell office:value-type="string">
            <text:p>contraste</text:p>
          </table:table-cell>
          <table:table-cell office:value-type="string">
            <text:p>des zones du site sont trop claire</text:p>
          </table:table-cell>
          <table:table-cell office:value-type="string">
            <text:p>adapter un contraste net</text:p>
          </table:table-cell>
          <table:table-cell office:value-type="string">
            <text:p>changer couleur texte plus foncé</text:p>
          </table:table-cell>
          <table:table-cell office:value-type="string">
            <text:p>https://developer.mozilla.org/fr/docs/Accessibilit%C3%A9/Checklist_accessibilite_mobile</text:p>
          </table:table-cell>
          <table:table-cell table:number-columns-repeated="1018"/>
        </table:table-row>
        <table:table-row table:style-name="ro2">
          <table:table-cell office:value-type="string">
            <text:p>accessibilité</text:p>
          </table:table-cell>
          <table:table-cell table:style-name="ce2" office:value-type="string">
            <text:p>problème de police</text:p>
          </table:table-cell>
          <table:table-cell table:style-name="ce2" office:value-type="string">
            <text:p>police utilisé trop petite sous les images</text:p>
          </table:table-cell>
          <table:table-cell table:style-name="ce2" office:value-type="string">
            <text:p>adapter une police lisible </text:p>
          </table:table-cell>
          <table:table-cell table:style-name="ce2" office:value-type="string">
            <text:p>augmenter la taille de la police</text:p>
          </table:table-cell>
          <table:table-cell table:style-name="ce2" office:value-type="string">
            <text:p>https://developer.mozilla.org/fr/docs/Accessibilit%C3%A9/Checklist_accessibilite_mobile</text:p>
          </table:table-cell>
          <table:table-cell table:style-name="ce2" table:number-columns-repeated="1018"/>
        </table:table-row>
        <table:table-row table:style-name="ro2">
          <table:table-cell table:style-name="ce2" table:number-columns-repeated="1024"/>
        </table:table-row>
        <table:table-row table:style-name="ro1" table:number-rows-repeated="983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4">04/01/2021</text:date>, <text:time>11:1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8$Win32 OpenOffice.org_project/418m3$Build-9803</meta:generator>
    <dc:date>2021-01-04T11:12:24.89</dc:date>
    <meta:editing-duration>PT10H28M8S</meta:editing-duration>
    <meta:editing-cycles>22</meta:editing-cycles>
    <meta:document-statistic meta:table-count="1" meta:cell-count="83" meta:object-count="0"/>
  </office:meta>
</office:document-meta>
</file>